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405b" officeooo:paragraph-rsid="0004405b"/>
    </style:style>
    <style:style style:name="P2" style:family="paragraph" style:parent-style-name="Standard">
      <style:text-properties officeooo:rsid="0034dd00" officeooo:paragraph-rsid="0034dd00"/>
    </style:style>
    <style:style style:name="P3" style:family="paragraph" style:parent-style-name="Standard">
      <style:text-properties style:font-name="Liberation Serif" fo:font-size="12pt" fo:font-weight="normal" officeooo:rsid="003ff292" officeooo:paragraph-rsid="003ff292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3ff292" officeooo:paragraph-rsid="0047b342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43d4f5" officeooo:paragraph-rsid="0043d4f5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43d4f5" officeooo:paragraph-rsid="004bca3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43d4f5" officeooo:paragraph-rsid="004d2b6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47d502" officeooo:paragraph-rsid="0047d502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47d502" officeooo:paragraph-rsid="004bca31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525223" officeooo:paragraph-rsid="00525223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526bb1" officeooo:paragraph-rsid="00526bb1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558015" officeooo:paragraph-rsid="0055801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55ec06" officeooo:paragraph-rsid="0055ec0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58027a" officeooo:paragraph-rsid="0058027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bold" officeooo:rsid="003ff292" officeooo:paragraph-rsid="003ff292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bold" officeooo:rsid="003ff292" officeooo:paragraph-rsid="0047b342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rsid="0039051b" officeooo:paragraph-rsid="0039051b"/>
    </style:style>
    <style:style style:name="P18" style:family="paragraph" style:parent-style-name="Standard">
      <style:text-properties officeooo:rsid="003afcdf" officeooo:paragraph-rsid="003afcdf"/>
    </style:style>
    <style:style style:name="P19" style:family="paragraph" style:parent-style-name="Standard">
      <style:text-properties officeooo:rsid="003afcdf" officeooo:paragraph-rsid="003b9011"/>
    </style:style>
    <style:style style:name="P20" style:family="paragraph" style:parent-style-name="Standard">
      <style:text-properties fo:font-weight="bold" officeooo:rsid="003afcdf" officeooo:paragraph-rsid="003afcdf" style:font-weight-asian="bold" style:font-weight-complex="bold"/>
    </style:style>
    <style:style style:name="P21" style:family="paragraph" style:parent-style-name="Standard">
      <style:text-properties fo:font-weight="bold" officeooo:rsid="003b9011" officeooo:paragraph-rsid="003b9011" style:font-weight-asian="bold" style:font-weight-complex="bold"/>
    </style:style>
    <style:style style:name="P22" style:family="paragraph" style:parent-style-name="Standard">
      <style:text-properties fo:font-weight="bold" officeooo:rsid="003e3ce1" officeooo:paragraph-rsid="003e3ce1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36d7df" officeooo:paragraph-rsid="0036d7df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3748a4" officeooo:paragraph-rsid="003748a4"/>
    </style:style>
    <style:style style:name="P26" style:family="paragraph" style:parent-style-name="Table_20_Contents">
      <style:paragraph-properties fo:text-align="center" style:justify-single-word="false"/>
      <style:text-properties officeooo:rsid="00644bd8" officeooo:paragraph-rsid="00644bd8"/>
    </style:style>
    <style:style style:name="P27" style:family="paragraph" style:parent-style-name="Standard">
      <style:text-properties fo:color="#000000" style:font-name="Monospace" fo:font-size="10pt" officeooo:rsid="0004405b" officeooo:paragraph-rsid="0004405b" fo:background-color="#e8f2fe" style:font-size-asian="10pt"/>
    </style:style>
    <style:style style:name="P28" style:family="paragraph" style:parent-style-name="Standard">
      <style:text-properties fo:color="#000000" style:font-name="Monospace" fo:font-size="10pt" fo:font-weight="normal" officeooo:rsid="003ff292" officeooo:paragraph-rsid="003ff292" style:font-size-asian="10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Monospace" fo:font-size="10pt" fo:font-weight="normal" officeooo:rsid="003ff292" officeooo:paragraph-rsid="0047b342" style:font-size-asian="10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Liberation Serif" fo:font-size="10pt" officeooo:rsid="0004405b" officeooo:paragraph-rsid="0004405b" fo:background-color="#e8f2fe" style:font-size-asian="10pt"/>
    </style:style>
    <style:style style:name="P31" style:family="paragraph" style:parent-style-name="Standard">
      <style:text-properties fo:font-weight="bold" officeooo:rsid="0069934c" officeooo:paragraph-rsid="0069934c" style:font-weight-asian="bold" style:font-weight-complex="bold"/>
    </style:style>
    <style:style style:name="P32" style:family="paragraph" style:parent-style-name="Standard">
      <style:text-properties fo:font-weight="bold" officeooo:rsid="003b9011" officeooo:paragraph-rsid="0069934c" style:font-weight-asian="bold" style:font-weight-complex="bold"/>
    </style:style>
    <style:style style:name="P33" style:family="paragraph" style:parent-style-name="Standard">
      <style:text-properties officeooo:rsid="0036d7df" officeooo:paragraph-rsid="006554b5"/>
    </style:style>
    <style:style style:name="P34" style:family="paragraph" style:parent-style-name="Standard">
      <style:text-properties officeooo:rsid="003afcdf" officeooo:paragraph-rsid="00656ad3"/>
    </style:style>
    <style:style style:name="P35" style:family="paragraph" style:parent-style-name="Standard">
      <style:text-properties officeooo:rsid="003afcdf" officeooo:paragraph-rsid="0066245c"/>
    </style:style>
    <style:style style:name="P36" style:family="paragraph" style:parent-style-name="Standard">
      <style:text-properties officeooo:rsid="003afcdf" officeooo:paragraph-rsid="006705b5"/>
    </style:style>
    <style:style style:name="P37" style:family="paragraph" style:parent-style-name="Standard">
      <style:text-properties officeooo:rsid="003afcdf" officeooo:paragraph-rsid="0067356b"/>
    </style:style>
    <style:style style:name="P38" style:family="paragraph" style:parent-style-name="Standard">
      <style:text-properties officeooo:rsid="003afcdf" officeooo:paragraph-rsid="006779cf"/>
    </style:style>
    <style:style style:name="P39" style:family="paragraph" style:parent-style-name="Standard">
      <style:text-properties officeooo:rsid="003afcdf" officeooo:paragraph-rsid="0069934c"/>
    </style:style>
    <style:style style:name="P40" style:family="paragraph" style:parent-style-name="Standard">
      <style:text-properties officeooo:rsid="003afcdf" officeooo:paragraph-rsid="006a2fac"/>
    </style:style>
    <style:style style:name="P41" style:family="paragraph" style:parent-style-name="Standard">
      <style:text-properties officeooo:rsid="003afcdf" officeooo:paragraph-rsid="006af074"/>
    </style:style>
    <style:style style:name="P42" style:family="paragraph" style:parent-style-name="Standard">
      <style:text-properties officeooo:rsid="003afcdf" officeooo:paragraph-rsid="006e2202"/>
    </style:style>
    <style:style style:name="P43" style:family="paragraph" style:parent-style-name="Standard">
      <style:text-properties style:font-name="Liberation Serif" fo:font-size="12pt" fo:font-weight="normal" officeooo:rsid="0058027a" officeooo:paragraph-rsid="0004405b" style:font-size-asian="12pt" style:font-weight-asian="normal" style:font-size-complex="12pt" style:font-weight-complex="normal"/>
    </style:style>
    <style:style style:name="P44" style:family="paragraph" style:parent-style-name="Standard">
      <style:text-properties officeooo:rsid="0039051b" officeooo:paragraph-rsid="0039051b"/>
    </style:style>
    <style:style style:name="P45" style:family="paragraph" style:parent-style-name="Standard">
      <style:text-properties officeooo:rsid="0039051b" officeooo:paragraph-rsid="0069934c"/>
    </style:style>
    <style:style style:name="P46" style:family="paragraph" style:parent-style-name="Standard">
      <style:text-properties officeooo:rsid="0004405b" officeooo:paragraph-rsid="0004405b"/>
    </style:style>
    <style:style style:name="P47" style:family="paragraph" style:parent-style-name="Standard">
      <style:text-properties officeooo:rsid="0004405b" officeooo:paragraph-rsid="0069934c"/>
    </style:style>
    <style:style style:name="P48" style:family="paragraph" style:parent-style-name="Standard">
      <style:text-properties officeooo:rsid="006a2fac" officeooo:paragraph-rsid="006a2fac"/>
    </style:style>
    <style:style style:name="P49" style:family="paragraph" style:parent-style-name="Standard">
      <style:text-properties officeooo:rsid="006a2fac" officeooo:paragraph-rsid="006d8674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6af074"/>
    </style:style>
    <style:style style:name="T1" style:family="text">
      <style:text-properties fo:color="#000000" style:font-name="Monospace" fo:font-size="10pt" fo:background-color="#f0d8a8" loext:char-shading-value="0" style:font-size-asian="10pt"/>
    </style:style>
    <style:style style:name="T2" style:family="text">
      <style:text-properties fo:color="#000000" style:font-name="Monospace" fo:font-size="10pt" fo:background-color="#e8f2fe" loext:char-shading-value="0" style:font-size-asian="10pt"/>
    </style:style>
    <style:style style:name="T3" style:family="text">
      <style:text-properties fo:color="#000000" style:font-name="Monospace" fo:font-size="10pt" officeooo:rsid="00644bd8" fo:background-color="#e8f2fe" loext:char-shading-value="0" style:font-size-asian="10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style:font-size-asian="10pt" fo:background-color="#f0d8a8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officeooo:rsid="006af074" style:font-size-asian="10pt"/>
    </style:style>
    <style:style style:name="T8" style:family="text">
      <style:text-properties fo:color="#000000" style:font-name="Monospace" fo:font-size="10pt" fo:font-weight="bold" fo:background-color="#e8f2fe" loext:char-shading-value="0" style:font-size-asian="10pt" style:font-weight-asian="bold"/>
    </style:style>
    <style:style style:name="T9" style:family="text">
      <style:text-properties fo:color="#000000" style:font-name="Monospace" fo:font-size="10pt" fo:font-weight="bold" style:font-size-asian="10pt" style:font-weight-asian="bold"/>
    </style:style>
    <style:style style:name="T10" style:family="text">
      <style:text-properties fo:color="#9f3f7f" style:font-name="Monospace" fo:font-size="10pt" fo:background-color="#e8f2fe" loext:char-shading-value="0" style:font-size-asian="10pt"/>
    </style:style>
    <style:style style:name="T11" style:family="text">
      <style:text-properties fo:color="#9f3f7f" style:font-name="Monospace" fo:font-size="10pt" style:font-size-asian="10pt"/>
    </style:style>
    <style:style style:name="T12" style:family="text">
      <style:text-properties fo:color="#9f3f7f" style:font-name="Monospace" fo:font-size="10pt" style:font-size-asian="10pt"/>
    </style:style>
    <style:style style:name="T13" style:family="text">
      <style:text-properties officeooo:rsid="0036d7df"/>
    </style:style>
    <style:style style:name="T14" style:family="text">
      <style:text-properties officeooo:rsid="003c9e07"/>
    </style:style>
    <style:style style:name="T15" style:family="text">
      <style:text-properties officeooo:rsid="003d910a"/>
    </style:style>
    <style:style style:name="T16" style:family="text">
      <style:text-properties officeooo:rsid="0044cb8b"/>
    </style:style>
    <style:style style:name="T17" style:family="text">
      <style:text-properties officeooo:rsid="00464081"/>
    </style:style>
    <style:style style:name="T18" style:family="text">
      <style:text-properties officeooo:rsid="00470b3e"/>
    </style:style>
    <style:style style:name="T19" style:family="text">
      <style:text-properties officeooo:rsid="0047b342"/>
    </style:style>
    <style:style style:name="T20" style:family="text">
      <style:text-properties officeooo:rsid="004bca31"/>
    </style:style>
    <style:style style:name="T21" style:family="text">
      <style:text-properties officeooo:rsid="004eb241"/>
    </style:style>
    <style:style style:name="T22" style:family="text">
      <style:text-properties officeooo:rsid="004f2022"/>
    </style:style>
    <style:style style:name="T23" style:family="text">
      <style:text-properties officeooo:rsid="00526bb1"/>
    </style:style>
    <style:style style:name="T24" style:family="text">
      <style:text-properties officeooo:rsid="00558015"/>
    </style:style>
    <style:style style:name="T25" style:family="text">
      <style:text-properties officeooo:rsid="0055ec06"/>
    </style:style>
    <style:style style:name="T26" style:family="text">
      <style:text-properties officeooo:rsid="005ae11f"/>
    </style:style>
    <style:style style:name="T27" style:family="text">
      <style:text-properties officeooo:rsid="0063f149"/>
    </style:style>
    <style:style style:name="T28" style:family="text">
      <style:text-properties officeooo:rsid="00644bd8"/>
    </style:style>
    <style:style style:name="T29" style:family="text">
      <style:text-properties officeooo:rsid="006554b5"/>
    </style:style>
    <style:style style:name="T30" style:family="text">
      <style:text-properties officeooo:rsid="00656ad3"/>
    </style:style>
    <style:style style:name="T31" style:family="text">
      <style:text-properties officeooo:rsid="0066245c"/>
    </style:style>
    <style:style style:name="T32" style:family="text">
      <style:text-properties officeooo:rsid="006705b5"/>
    </style:style>
    <style:style style:name="T33" style:family="text">
      <style:text-properties officeooo:rsid="0067356b"/>
    </style:style>
    <style:style style:name="T34" style:family="text">
      <style:text-properties officeooo:rsid="006779cf"/>
    </style:style>
    <style:style style:name="T35" style:family="text">
      <style:text-properties officeooo:rsid="006a2fac"/>
    </style:style>
    <style:style style:name="T36" style:family="text">
      <style:text-properties officeooo:rsid="006d8674"/>
    </style:style>
    <style:style style:name="T37" style:family="text">
      <style:text-properties officeooo:rsid="006e22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ve added <text:span text:style-name="T27">standardized</text:span> PA<text:span text:style-name="T27">(with 1 subtracted)</text:span> to the diet score. Variable representing PA is g6 <text:span text:style-name="T27">going from 1 to 5, 1 was subtracted so that those who never exercise will not have their obesogenic score decreased</text:span>.</text:p>
      <text:p text:style-name="P1"/>
      <text:p text:style-name="P2">Results for model assessment in previous update, here are the results for diet <text:span text:style-name="T28">and</text:span> PA put together as environment score. </text:p>
      <text:p text:style-name="P2"/>
      <text:p text:style-name="P22">Continuous BMI:</text:p>
      <text:p text:style-name="P1"/>
      <text:p text:style-name="P1"><text:span text:style-name="T1">full_model</text:span><text:span text:style-name="T8">&lt;-</text:span><text:span text:style-name="T2">lm(basic_residuals_bmi</text:span><text:span text:style-name="T10">~</text:span><text:span text:style-name="T2">diet_score_</text:span><text:span text:style-name="T3">scale</text:span><text:span text:style-name="T2">)</text:span></text:p>
      <text:p text:style-name="P27"/>
      <text:p text:style-name="P30"/>
      <text:p text:style-name="P1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3">beta</text:p>
          </table:table-cell>
          <table:table-cell table:style-name="Table3.A1" office:value-type="string">
            <text:p text:style-name="P23">vif</text:p>
          </table:table-cell>
          <table:table-cell table:style-name="Table3.D1" office:value-type="string">
            <text:p text:style-name="P23">p-value</text:p>
          </table:table-cell>
        </table:table-row>
        <table:table-row>
          <table:table-cell table:style-name="Table3.A2" office:value-type="string">
            <text:p text:style-name="P23">diet score_<text:span text:style-name="T28">scale</text:span></text:p>
          </table:table-cell>
          <table:table-cell table:style-name="Table3.A2" office:value-type="string">
            <text:p text:style-name="P26">0.2013902 </text:p>
          </table:table-cell>
          <table:table-cell table:style-name="Table3.A2" office:value-type="string">
            <text:p text:style-name="P25">1.005146</text:p>
          </table:table-cell>
          <table:table-cell table:style-name="Table3.D2" office:value-type="string">
            <text:p text:style-name="P23">&lt;2e-16</text:p>
          </table:table-cell>
        </table:table-row>
        <table:table-row>
          <table:table-cell table:style-name="Table3.A2" office:value-type="string">
            <text:p text:style-name="P23">PA_<text:span text:style-name="T28">scale</text:span></text:p>
          </table:table-cell>
          <table:table-cell table:style-name="Table3.A2" office:value-type="string">
            <text:p text:style-name="P26">-0.1114928</text:p>
          </table:table-cell>
          <table:table-cell table:style-name="Table3.A2" office:value-type="string">
            <text:p text:style-name="P25">1.003445</text:p>
          </table:table-cell>
          <table:table-cell table:style-name="Table3.D2" office:value-type="string">
            <text:p text:style-name="P23">&lt;2e-16</text:p>
          </table:table-cell>
        </table:table-row>
      </table:table>
      <text:p text:style-name="P1"/>
      <text:p text:style-name="P33">adjusted R² : <text:span text:style-name="T29">0.05424</text:span></text:p>
      <text:p text:style-name="P1"/>
      <text:p text:style-name="P1"/>
      <text:p text:style-name="P17">With these effect sizes I multiplied each component created in visit 1 and visit2 and added all three together in a final environment score.</text:p>
      <text:p text:style-name="P17"/>
      <text:p text:style-name="P31">CONTINUOUS:</text:p>
      <text:p text:style-name="P17"/>
      <text:p text:style-name="P20">Independent:</text:p>
      <text:p text:style-name="P18">full_model&lt;-lm(basic_residuals_bmi~environment_score)</text:p>
      <text:p text:style-name="P18"/>
      <text:p text:style-name="P18">environment_score beta : 1</text:p>
      <text:p text:style-name="P18">p-value : &lt;2e-16</text:p>
      <text:p text:style-name="P34"><text:span text:style-name="T13">adjusted </text:span>R² : <text:span text:style-name="T30">0.05424</text:span></text:p>
      <text:p text:style-name="P1"/>
      <text:p text:style-name="P1"/>
      <text:p text:style-name="P21">Visit 1:</text:p>
      <text:p text:style-name="P19">full_model&lt;-lm(basic_residuals_bmi~environment_score)</text:p>
      <text:p text:style-name="P19"/>
      <text:p text:style-name="P35">environment_score beta : <text:span text:style-name="T31">0.843124</text:span></text:p>
      <text:p text:style-name="P19">p-value : &lt;2e-16</text:p>
      <text:p text:style-name="P36"><text:span text:style-name="T13">adjusted </text:span>R² : <text:span text:style-name="T32">0.03938</text:span></text:p>
      <text:p text:style-name="P19"/>
      <text:p text:style-name="P19"/>
      <text:p text:style-name="P21">Visit 2:</text:p>
      <text:p text:style-name="P19">full_model&lt;-lm(basic_residuals_bmi~environment_score)</text:p>
      <text:p text:style-name="P19"/>
      <text:p text:style-name="P37">environment_score beta : <text:span text:style-name="T33">1.009263</text:span></text:p>
      <text:p text:style-name="P19">p-value : &lt;2e-16</text:p>
      <text:p text:style-name="P38"><text:span text:style-name="T13">adjusted </text:span>R² : <text:span text:style-name="T34">0.05479 </text:span></text:p>
      <text:p text:style-name="P1"/>
      <text:p text:style-name="P31"><text:soft-page-break/>DISCRETE:</text:p>
      <text:p text:style-name="P45"/>
      <text:p text:style-name="P47"/>
      <text:p text:style-name="P32">Visit 1:</text:p>
      <text:p text:style-name="P39"><text:span text:style-name="T5">bmi_category_model_multi_log_reg</text:span><text:span text:style-name="T9">&lt;-</text:span><text:span text:style-name="T4">multinom(bmi_category </text:span><text:span text:style-name="T11">~</text:span><text:span text:style-name="T4"> age </text:span><text:span text:style-name="T11">+</text:span><text:span text:style-name="T4"> agesq </text:span><text:span text:style-name="T11">+</text:span><text:span text:style-name="T4"> gender_factor </text:span><text:span text:style-name="T11">+</text:span><text:span text:style-name="T4"> year </text:span><text:span text:style-name="T11">+</text:span><text:span text:style-name="T4"> ffq_factor </text:span><text:span text:style-name="T11">+</text:span><text:span text:style-name="T4"> environment_score,</text:span></text:p>
      <text:p text:style-name="P50"><text:span text:style-name="T4"><text:tab/><text:tab/>data=VIP_data_subset_visit1_complete_cases)</text:span></text:p>
      <text:p text:style-name="P39"/>
      <text:p text:style-name="P39"/>
      <text:p text:style-name="P40">environment_score beta <text:s/>: <text:span text:style-name="T35">1.355(1) <text:s text:c="2"/>2.784(2)</text:span></text:p>
      <text:p text:style-name="P39">p-value : &lt;2e-16</text:p>
      <text:p text:style-name="P40"><text:span text:style-name="T13">adjusted </text:span>R² : <text:span text:style-name="T35">0.04892</text:span></text:p>
      <text:p text:style-name="P48">AUC: 0.6546982</text:p>
      <text:p text:style-name="P39"/>
      <text:p text:style-name="P39"/>
      <text:p text:style-name="P32">Visit 2:</text:p>
      <text:p text:style-name="P41"><text:span text:style-name="T5">bmi_category_model_multi_log_reg</text:span><text:span text:style-name="T9">&lt;-</text:span><text:span text:style-name="T4">multinom(bmi_category </text:span><text:span text:style-name="T11">~</text:span><text:span text:style-name="T4"> age </text:span><text:span text:style-name="T11">+</text:span><text:span text:style-name="T4"> agesq </text:span><text:span text:style-name="T11">+</text:span><text:span text:style-name="T4"> gender_factor </text:span><text:span text:style-name="T11">+</text:span><text:span text:style-name="T4"> year </text:span><text:span text:style-name="T11">+</text:span><text:span text:style-name="T4"> ffq_factor </text:span><text:span text:style-name="T11">+</text:span><text:span text:style-name="T4"> environment_score,</text:span></text:p>
      <text:p text:style-name="P51"><text:span text:style-name="T4"><text:tab/><text:tab/>data=VIP_data_subset_visit</text:span><text:span text:style-name="T7">2</text:span><text:span text:style-name="T4">_complete_cases)</text:span></text:p>
      <text:p text:style-name="P41"/>
      <text:p text:style-name="P41"/>
      <text:p text:style-name="P41">environment_score beta <text:s/>: <text:span text:style-name="T35">1.302(1) <text:s text:c="2"/>2.956(2)</text:span></text:p>
      <text:p text:style-name="P41">p-value : &lt;2e-16</text:p>
      <text:p text:style-name="P42"><text:span text:style-name="T13">adjusted </text:span>R² : <text:span text:style-name="T37">0.04401</text:span></text:p>
      <text:p text:style-name="P49">AUC: <text:span text:style-name="T36">0.6485699</text:span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3:23:33.350538491</meta:creation-date>
    <meta:generator>LibreOffice/5.0.3.2$Linux_X86_64 LibreOffice_project/00m0$Build-2</meta:generator>
    <dc:date>2017-06-22T10:32:12.137666086</dc:date>
    <meta:editing-duration>P2DT2H58M29S</meta:editing-duration>
    <meta:editing-cycles>106</meta:editing-cycles>
    <meta:document-statistic meta:table-count="1" meta:image-count="0" meta:object-count="0" meta:page-count="2" meta:paragraph-count="48" meta:word-count="209" meta:character-count="1610" meta:non-whitespace-character-count="1442"/>
  </office:meta>
</office:document-meta>
</file>